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2" style:family="table-row">
      <style:table-row-properties style:min-row-height="0.699cm"/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Table_20_Contents">
      <style:text-properties officeooo:rsid="0033d13b" officeooo:paragraph-rsid="0033d13b"/>
    </style:style>
    <style:style style:name="P10" style:family="paragraph" style:parent-style-name="Addressee">
      <style:text-properties fo:font-weight="bold" style:font-weight-asian="bold" style:font-weight-complex="bold"/>
    </style:style>
    <style:style style:name="P11" style:family="paragraph" style:parent-style-name="Addressee">
      <style:text-properties officeooo:rsid="002b7139" officeooo:paragraph-rsid="002b7139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text-properties fo:font-size="2pt" officeooo:paragraph-rsid="00243bb5" style:font-size-asian="1.75pt" style:font-size-complex="2pt"/>
    </style:style>
    <style:style style:name="P14" style:family="paragraph" style:parent-style-name="Standard">
      <style:text-properties style:use-window-font-color="true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3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4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5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Table_20_Contents">
      <style:text-properties officeooo:rsid="00387c9c" officeooo:paragraph-rsid="00387c9c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33d13b" officeooo:paragraph-rsid="0033d13b"/>
    </style:style>
    <style:style style:name="P30" style:family="paragraph" style:parent-style-name="Standard" style:list-style-name="L2">
      <style:text-properties officeooo:rsid="002d6394" officeooo:paragraph-rsid="002d6394"/>
    </style:style>
    <style:style style:name="P31" style:family="paragraph" style:parent-style-name="Standard" style:list-style-name="L3">
      <style:text-properties officeooo:rsid="002e913c" officeooo:paragraph-rsid="002e913c"/>
    </style:style>
    <style:style style:name="P32" style:family="paragraph" style:parent-style-name="Standard" style:list-style-name="L5"/>
    <style:style style:name="P33" style:family="paragraph" style:parent-style-name="Standard" style:list-style-name="L4">
      <style:text-properties officeooo:rsid="00387c9c" officeooo:paragraph-rsid="00387c9c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33d13b"/>
    </style:style>
    <style:style style:name="T7" style:family="text">
      <style:text-properties officeooo:rsid="0039924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5">Fait à <text:user-defined style:data-style-name="N0" text:name="PV - Lieu">Limoges</text:user-defined>, le <text:user-defined style:data-style-name="N76" text:name="Date Livraison">30 mai 2019</text:user-defined></text:p>
      <text:p text:style-name="P16"/>
      <text:p text:style-name="P16"/>
      <text:p text:style-name="P16"/>
      <text:p text:style-name="Standard"/>
      <text:p text:style-name="P22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476490442" text:style-name="L1">
              <text:list-item>
                <text:p text:style-name="P28">application web <text:span text:style-name="T6">spring mvc</text:span></text:p>
              </text:list-item>
              <text:list-item>
                <text:p text:style-name="P29">application webservice rest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webapp" text:style-name="Internet_20_link" text:visited-style-name="Visited_20_Internet_20_Link">https://</text:a><text:a xlink:type="simple" xlink:href="https://github.fake-account/ocpizza-webapp" text:style-name="Internet_20_link" text:visited-style-name="Visited_20_Internet_20_Link"><text:span text:style-name="T5">github.fake-account/ocpizza-webapp</text:span></text:a></text:p>
            <text:p text:style-name="P9"><text:a xlink:type="simple" xlink:href="https://github.fake-account/ocpizza-ws" text:style-name="Internet_20_link" text:visited-style-name="Visited_20_Internet_20_Link">https://github.fake-account/ocpizza-ws</text:a></text:p>
            <text:p text:style-name="P9"/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996152343" text:style-name="L2">
              <text:list-item>
                <text:p text:style-name="P30">base de donnée Postgre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sql" text:style-name="Internet_20_link" text:visited-style-name="Visited_20_Internet_20_Link">https://</text:a><text:a xlink:type="simple" xlink:href="https://github.fake-account/ocpizza-sql" text:style-name="Internet_20_link" text:visited-style-name="Visited_20_Internet_20_Link"><text:span text:style-name="T5">github.fake-account/ocpizza-sql</text:span></text:a></text:p>
            <text:p text:style-name="Table_20_Contents"/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341918522" text:style-name="L3">
              <text:list-item>
                <text:p text:style-name="P31">Dossier de conception fonctionnelle</text:p>
              </text:list-item>
              <text:list-item>
                <text:p text:style-name="P31">Dossier de conception technique</text:p>
              </text:list-item>
              <text:list-item>
                <text:p text:style-name="P31">Dossier d’exploitation</text:p>
              </text:list-item>
            </text:list>
          </table:table-cell>
          <table:table-cell table:style-name="Tableau1.A2" office:value-type="string">
            <text:list xml:id="list172960398383618" text:continue-numbering="true" text:style-name="L3">
              <text:list-item>
                <text:p text:style-name="P31">Doc 1 – Dossier de conception fonctionnelle.odt</text:p>
              </text:list-item>
              <text:list-item>
                <text:p text:style-name="P31">Doc 2 – Dossier de conception technique.odt</text:p>
              </text:list-item>
              <text:list-item>
                <text:p text:style-name="P31">Doc 3 – Dossier d_exploitation.odt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407179551" text:style-name="L4">
              <text:list-item>
                <text:p text:style-name="P33">Les nom<text:span text:style-name="T7">s</text:span> d’utilisateurs (admin) et les mot<text:span text:style-name="T7">s</text:span> de passes de la documentation sont factices. Un mail chiffré sera envoyé en parallèle de la livraison, il contiendra un mot de passe fonctionnel qu’il faudra par la suite remplacer.</text:p>
              </text:list-item>
            </text:list>
          </table:table-cell>
        </table:table-row>
      </table:table>
      <text:p text:style-name="P14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 table:style-name="Tableau4.2">
          <table:table-cell table:style-name="Tableau4.A2" office:value-type="string">
            <text:list xml:id="list102718436" text:style-name="L5">
              <text:list-item>
                <text:p text:style-name="P32"/>
              </text:list-item>
            </text:list>
          </table:table-cell>
        </table:table-row>
      </table:table>
      <text:p text:style-name="P1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27">Déployer la base de données, le Webservice REST, puis la Webapp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26">Date de la réception : ________________________</text:p>
      <text:p text:style-name="P5"/>
      <text:p text:style-name="P21">La réception est prononcée :</text:p>
      <text:p text:style-name="P25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4">Fait à <text:tab/><text:tab/><text:tab/>Pour <text:user-defined style:data-style-name="N0" text:name="Client">OC Pizza</text:user-defined></text:p>
      <text:p text:style-name="P23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7H36M17S</meta:editing-duration>
    <meta:editing-cycles>63</meta:editing-cycles>
    <meta:generator>LibreOffice/6.0.6.2$Windows_X86_64 LibreOffice_project/0c292870b25a325b5ed35f6b45599d2ea4458e77</meta:generator>
    <meta:initial-creator>Loïc GUIBERT</meta:initial-creator>
    <dc:date>2019-06-08T17:29:58.627000000</dc:date>
    <dc:subject>Livraison finale</dc:subject>
    <dc:title>Procés verbal de livraison</dc:title>
    <meta:document-statistic meta:table-count="6" meta:image-count="0" meta:object-count="0" meta:page-count="2" meta:paragraph-count="50" meta:word-count="260" meta:character-count="1649" meta:non-whitespace-character-count="1432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